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f285" officeooo:paragraph-rsid="000df285"/>
    </style:style>
    <style:style style:name="P2" style:family="paragraph" style:parent-style-name="Standard">
      <style:paragraph-properties fo:text-align="start" style:justify-single-word="false"/>
      <style:text-properties officeooo:rsid="000c1839" officeooo:paragraph-rsid="000c1839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df285" officeooo:paragraph-rsid="000df285"/>
    </style:style>
    <style:style style:name="P8" style:family="paragraph" style:parent-style-name="Heading_20_1" style:list-style-name="">
      <style:text-properties officeooo:rsid="000df285" officeooo:paragraph-rsid="000df285"/>
    </style:style>
    <style:style style:name="P9" style:family="paragraph" style:parent-style-name="Heading_20_1">
      <style:paragraph-properties fo:break-before="page"/>
      <style:text-properties officeooo:rsid="00132d5c" officeooo:paragraph-rsid="00132d5c"/>
    </style:style>
    <style:style style:name="P10" style:family="paragraph" style:parent-style-name="Heading_20_1">
      <style:paragraph-properties fo:break-before="page"/>
      <style:text-properties officeooo:paragraph-rsid="00132d5c"/>
    </style:style>
    <style:style style:name="P11" style:family="paragraph" style:parent-style-name="Heading_20_1">
      <style:paragraph-properties fo:break-before="page"/>
      <style:text-properties officeooo:rsid="0015eaf8" officeooo:paragraph-rsid="0015eaf8"/>
    </style:style>
    <style:style style:name="P12" style:family="paragraph" style:parent-style-name="Heading_20_2">
      <style:text-properties officeooo:rsid="00132d5c" officeooo:paragraph-rsid="00132d5c"/>
    </style:style>
    <style:style style:name="P13" style:family="paragraph" style:parent-style-name="Heading_20_2">
      <style:paragraph-properties fo:break-before="page"/>
      <style:text-properties officeooo:rsid="00132d5c" officeooo:paragraph-rsid="00132d5c"/>
    </style:style>
    <style:style style:name="P14" style:family="paragraph" style:parent-style-name="Heading_20_2">
      <style:text-properties officeooo:rsid="00132d5c" officeooo:paragraph-rsid="0014d08f"/>
    </style:style>
    <style:style style:name="P15" style:family="paragraph" style:parent-style-name="Heading_20_2" style:list-style-name="">
      <style:text-properties officeooo:rsid="00132d5c" officeooo:paragraph-rsid="00132d5c"/>
    </style:style>
    <style:style style:name="P16" style:family="paragraph" style:parent-style-name="Heading_20_2">
      <style:text-properties officeooo:paragraph-rsid="00132d5c"/>
    </style:style>
    <style:style style:name="P17" style:family="paragraph" style:parent-style-name="Heading_20_2">
      <style:text-properties officeooo:rsid="00147dd1" officeooo:paragraph-rsid="00147dd1"/>
    </style:style>
    <style:style style:name="P18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paragraph-rsid="000df285"/>
    </style:style>
    <style:style style:name="P1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0df285"/>
    </style:style>
    <style:style style:name="P20" style:family="paragraph" style:parent-style-name="Text_20_body">
      <style:text-properties officeooo:rsid="000df285" officeooo:paragraph-rsid="000df285"/>
    </style:style>
    <style:style style:name="P21" style:family="paragraph" style:parent-style-name="Text_20_body">
      <style:text-properties officeooo:paragraph-rsid="000df285"/>
    </style:style>
    <style:style style:name="P22" style:family="paragraph" style:parent-style-name="Text_20_body">
      <style:text-properties officeooo:paragraph-rsid="00132d5c"/>
    </style:style>
    <style:style style:name="P23" style:family="paragraph" style:parent-style-name="Text_20_body">
      <style:paragraph-properties fo:text-align="justify" style:justify-single-word="false"/>
      <style:text-properties officeooo:paragraph-rsid="00132d5c"/>
    </style:style>
    <style:style style:name="P24" style:family="paragraph" style:parent-style-name="Text_20_body">
      <style:paragraph-properties fo:text-align="justify" style:justify-single-word="false"/>
      <style:text-properties officeooo:paragraph-rsid="000df285"/>
    </style:style>
    <style:style style:name="P25" style:family="paragraph" style:parent-style-name="Text_20_body">
      <style:paragraph-properties fo:text-align="justify" style:justify-single-word="false"/>
      <style:text-properties officeooo:paragraph-rsid="0014d08f"/>
    </style:style>
    <style:style style:name="P26" style:family="paragraph" style:parent-style-name="Text_20_body">
      <style:text-properties officeooo:paragraph-rsid="00147dd1"/>
    </style:style>
    <style:style style:name="P27" style:family="paragraph" style:parent-style-name="Text_20_body">
      <style:text-properties officeooo:rsid="0015eaf8" officeooo:paragraph-rsid="0015eaf8"/>
    </style:style>
    <style:style style:name="T1" style:family="text">
      <style:text-properties officeooo:rsid="000df285"/>
    </style:style>
    <style:style style:name="T2" style:family="text">
      <style:text-properties officeooo:rsid="00132d5c"/>
    </style:style>
    <style:style style:name="T3" style:family="text">
      <style:text-properties officeooo:rsid="0015ea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hnologie i oprogramowanie chmurowe</text:p>
      <text:p text:style-name="P2">Projekt</text:p>
      <text:p text:style-name="P2">Bazan Michał – 163881</text:p>
      <text:p text:style-name="P2"/>
      <text:p text:style-name="P2"/>
      <text:p text:style-name="P1">Temat:</text:p>
      <text:p text:style-name="P18"><text:span text:style-name="T1">Konteneryzacja – Docker. Różnica między Docker Compose i Docker Swarm (konfigurowania wielu kontenerów na tym samym hoście, narzędzie do orkiestracji kontenerów). </text:span>Docker + WSL2 - windows subsystem for linux. </text:p>
      <text:p text:style-name="P19"/>
      <text:p text:style-name="P19">Charakterystyka+porownanie+przyklad implementacji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4"><text:a xlink:type="simple" xlink:href="#__RefHeading___Toc106_1901145865" text:style-name="Index_20_Link" text:visited-style-name="Index_20_Link">Konteneryzacja<text:tab/>3</text:a></text:p>
          <text:p text:style-name="P5"><text:a xlink:type="simple" xlink:href="#__RefHeading___Toc111_814459688" text:style-name="Index_20_Link" text:visited-style-name="Index_20_Link">Czym jest konteneryzacja?<text:tab/>3</text:a></text:p>
          <text:p text:style-name="P5"><text:a xlink:type="simple" xlink:href="#__RefHeading___Toc113_814459688" text:style-name="Index_20_Link" text:visited-style-name="Index_20_Link">Konteneryzacja i Docker<text:tab/>3</text:a></text:p>
          <text:p text:style-name="P4"><text:a xlink:type="simple" xlink:href="#__RefHeading___Toc108_1901145865" text:style-name="Index_20_Link" text:visited-style-name="Index_20_Link">Docker Compose i Docker Swarm<text:tab/>4</text:a></text:p>
          <text:p text:style-name="P5"><text:a xlink:type="simple" xlink:href="#__RefHeading___Toc133_814459688" text:style-name="Index_20_Link" text:visited-style-name="Index_20_Link">Docker Compose<text:tab/>4</text:a></text:p>
          <text:p text:style-name="P5"><text:a xlink:type="simple" xlink:href="#__RefHeading___Toc135_814459688" text:style-name="Index_20_Link" text:visited-style-name="Index_20_Link">Docker Swarm<text:tab/>4</text:a></text:p>
          <text:p text:style-name="P5"><text:a xlink:type="simple" xlink:href="#__RefHeading___Toc115_814459688" text:style-name="Index_20_Link" text:visited-style-name="Index_20_Link">Porównanie narzędzi<text:tab/>4</text:a></text:p>
          <text:p text:style-name="P5"><text:a xlink:type="simple" xlink:href="#__RefHeading___Toc117_814459688" text:style-name="Index_20_Link" text:visited-style-name="Index_20_Link">Implementacja Docker Compose<text:tab/>5</text:a></text:p>
          <text:p text:style-name="P5"><text:a xlink:type="simple" xlink:href="#__RefHeading___Toc119_814459688" text:style-name="Index_20_Link" text:visited-style-name="Index_20_Link">Implementacja Docker Swarm<text:tab/>5</text:a></text:p>
          <text:p text:style-name="P5"><text:a xlink:type="simple" xlink:href="#__RefHeading___Toc118_1901145865" text:style-name="Index_20_Link" text:visited-style-name="Index_20_Link">Wnioski<text:tab/>5</text:a></text:p>
          <text:p text:style-name="P4"><text:a xlink:type="simple" xlink:href="#__RefHeading___Toc109_814459688" text:style-name="Index_20_Link" text:visited-style-name="Index_20_Link">Integracja z WSL2<text:tab/>6</text:a></text:p>
          <text:p text:style-name="P5"><text:a xlink:type="simple" xlink:href="#__RefHeading___Toc121_814459688" text:style-name="Index_20_Link" text:visited-style-name="Index_20_Link">Czym jest WSL2?<text:tab/>6</text:a></text:p>
          <text:p text:style-name="P5"><text:a xlink:type="simple" xlink:href="#__RefHeading___Toc123_814459688" text:style-name="Index_20_Link" text:visited-style-name="Index_20_Link">Test działania Dockera wewnątrz WSL2<text:tab/>6</text:a></text:p>
          <text:p text:style-name="P5"><text:a xlink:type="simple" xlink:href="#__RefHeading___Toc125_814459688" text:style-name="Index_20_Link" text:visited-style-name="Index_20_Link">Zalety i wady rozwiązania<text:tab/>6</text:a></text:p>
        </text:index-body>
      </text:table-of-content>
      <text:p text:style-name="P2"/>
      <text:h text:style-name="P7" text:outline-level="1"><text:bookmark-start text:name="__RefHeading___Toc106_1901145865"/>Konteneryzacja<text:bookmark-end text:name="__RefHeading___Toc106_1901145865"/></text:h>
      <text:p text:style-name="P21"/>
      <text:h text:style-name="P12" text:outline-level="2" text:is-list-header="true"><text:bookmark-start text:name="__RefHeading___Toc111_814459688"/>Czym jest konteneryzacja?<text:bookmark-end text:name="__RefHeading___Toc111_814459688"/></text:h>
      <text:p text:style-name="P23">Konteneryzacja <text:span text:style-name="T3">[1]</text:span> to metoda wytwarzania, wdrażania i uruchamiania aplikacji w izolowanych środowiskach zwanymi kontenerami. Kontenery są swoistą formą wirtualizacji, która umożliwia pakowanie aplikacji wraz z jej zależnościami i środowiskiem uruchomieniowym, co pozwala na jednolite i niezawodne działanie aplikacji na różnych platformach.</text:p>
      <text:p text:style-name="P23">Izolacja, która charakteryzuje kontenery, sprawia, że aplikacja w kontenerze ma ograniczony dostęp do zasobów systemowych hosta, takich jak pamięć RAM, procesor czy dysk twardy. Dzięki temu kontenery mogą współdzielić ten sam system operacyjny hosta, ale działają w izolowanych środowiskach, co zapewnia lepszą wydajność i bezpieczeństwo w porównaniu z tradycyjnymi maszynami wirtualnymi.</text:p>
      <text:p text:style-name="P23">Kontenery są zwykle oparte na obrazach kontenerowych, które zawierają wszystko, co potrzebne do uruchomienia aplikacji, takie jak kod aplikacji, środowisko uruchomieniowe, biblioteki i inne zależności. Dzięki temu kontenery są przenośne i można je łatwo wdrażać w różnych środowiskach, co pozwala deweloperom na konsekwentne i niezawodne dostarczanie aplikacji.</text:p>
      <text:p text:style-name="P23">Konteneryzacja staje się coraz bardziej popularna w dziedzinie rozwoju oprogramowania ze względu na swoją elastyczność, niezawodność i możliwość automatyzacji procesów wdrażania i skalowania aplikacji. </text:p>
      <text:h text:style-name="P12" text:outline-level="2"><text:bookmark-start text:name="__RefHeading___Toc113_814459688"/>Konteneryzacja i Docker<text:bookmark-end text:name="__RefHeading___Toc113_814459688"/></text:h>
      <text:p text:style-name="P24">Docker <text:span text:style-name="T3">[2] [3]</text:span> to potężne narzędzie, które rewolucjonizuje sposób, w jaki deweloperzy, inżynierowie DevOps i administratorzy zarządzają aplikacjami i infrastrukturą IT. Dzięki Dockerowi, aplikacje są pakowane w kontenery, które zawierają wszystkie potrzebne zależności, biblioteki i środowisko uruchomieniowe, co sprawia, że są przenośne i działać tak samo w każdym środowisku, niezależnie od tego, czy jest to środowisko deweloperskie, testowe czy produkcyjne.</text:p>
      <text:p text:style-name="P24">Jego elastyczność pozwala na szybkie tworzenie, uruchamianie, skalowanie i zarządzanie aplikacjami w kontenerach. Deweloperzy mogą łatwo tworzyć lokalne środowiska deweloperskie, wdrażać aplikacje na różnych platformach chmurowych i zarządzać skalowaniem aplikacji w zależności od zmieniających się potrzeb biznesowych.</text:p>
      <text:p text:style-name="P24">Jednym z kluczowych atutów Docker jest także możliwość integracji z innymi narzędziami i technologiami, takimi jak Continuous Integration/Continuous Deployment (CI/CD) pipeline'y, narzędzia monitorowania i logowania, czy też narzędzia do zarządzania infrastrukturą jako kodem.</text:p>
      <text:p text:style-name="P24">Dodatkowo, Docker cieszy się dużą popularnością dzięki swojej otwartej społeczności, która stale rozwija ekosystem narzędzi, obrazów i rozwiązań, co ułatwia pracę z Dockerem i zapewnia wsparcie dla szerokiego zakresu zastosowań, od prostych aplikacji internetowych po złożone systemy mikroserwisów.</text:p>
      <text:h text:style-name="P8" text:outline-level="1"/>
      <text:h text:style-name="P10" text:outline-level="1"><text:bookmark-start text:name="__RefHeading___Toc108_1901145865"/><text:span text:style-name="T2">Docker Compose i Docker Swarm</text:span><text:bookmark-end text:name="__RefHeading___Toc108_1901145865"/></text:h>
      <text:h text:style-name="Heading_20_2" text:outline-level="2"><text:bookmark-start text:name="__RefHeading___Toc133_814459688"/>Docker Compose<text:bookmark-end text:name="__RefHeading___Toc133_814459688"/></text:h>
      <text:p text:style-name="P25">Docker Compose <text:span text:style-name="T3">[4]</text:span> jest narzędziem służącym do definiowania i uruchamiania wielokontenerowych aplikacji. Pozwala ono deweloperom opisać konfigurację wielu kontenerów w plikach YAML, co ułatwia zarządzanie zależnościami między kontenerami oraz uruchamianie aplikacji w środowiskach deweloperskich i testowych. Docker Compose jest szczególnie użyteczny w prostych aplikacjach, które składają się z kilku kontenerów i nie wymagają zaawansowanego skalowania.</text:p>
      <text:h text:style-name="Heading_20_2" text:outline-level="2"><text:bookmark-start text:name="__RefHeading___Toc135_814459688"/>Docker Swarm<text:bookmark-end text:name="__RefHeading___Toc135_814459688"/></text:h>
      <text:p text:style-name="P25">Docker Swarm <text:span text:style-name="T3">[5]</text:span> jest narzędziem do orkiestracji kontenerów, które umożliwia zarządzanie klastrami kontenerów w środowiskach produkcyjnych. Pozwala na tworzenie i zarządzanie wieloma kontenerami na wielu maszynach fizycznych lub wirtualnych, co zapewnia skalowalność i wysoką dostępność aplikacji. Docker Swarm oferuje funkcje takie jak równoważenie obciążenia, odtwarzanie po awarii, aktualizacje bez przestoju oraz monitorowanie stanu klastra. Jest to idealne narzędzie do budowania i zarządzania złożonymi systemami mikroserwisów w środowiskach produkcyjnych.</text:p>
      <text:h text:style-name="P14" text:outline-level="2"><text:bookmark-start text:name="__RefHeading___Toc115_814459688"/>Porównanie narzędzi<text:bookmark-end text:name="__RefHeading___Toc115_814459688"/></text:h>
      <text:p text:style-name="P25">Docker Compose i Docker Swarm to dwa różne narzędzia stworzone przez Docker, Inc., które pomagają w zarządzaniu kontenerami, ale posiadają różne funkcje i zastosowania.</text:p>
      <text:p text:style-name="P25">Zastosowanie: Docker Compose jest skoncentrowany na uruchamianiu wielokontenerowych aplikacji w środowiskach deweloperskich i testowych, podczas gdy Docker Swarm jest przeznaczony do zarządzania klastrami kontenerów w środowiskach produkcyjnych.</text:p>
      <text:p text:style-name="P25">Skalowanie: Docker Swarm oferuje zaawansowane funkcje skalowania, takie jak automatyczne równoważenie obciążenia i skalowanie horyzontalne, które są nieobecne w Docker Compose.</text:p>
      <text:p text:style-name="P25">Złożoność: Docker Compose jest prostszy w użyciu i szybszy do nauki, podczas gdy Docker Swarm może być bardziej złożony ze względu na potrzebę zarządzania klastrami i konfiguracją wielu węzłów.</text:p>
      <text:p text:style-name="P25">Elastyczność: Docker Compose jest bardziej elastyczny i bardziej odpowiedni dla prostych aplikacji, podczas gdy Docker Swarm jest bardziej skomplikowany, ale oferuje większą kontrolę nad zasobami i skalowaniem aplikacji</text:p>
      <text:h text:style-name="P15" text:outline-level="2"/>
      <text:h text:style-name="P13" text:outline-level="2"><text:bookmark-start text:name="__RefHeading___Toc117_814459688"/>Implementacja Docker Compose<text:bookmark-end text:name="__RefHeading___Toc117_814459688"/></text:h>
      <text:p text:style-name="P22"/>
      <text:h text:style-name="P16" text:outline-level="2"><text:bookmark-start text:name="__RefHeading___Toc119_814459688"/><text:span text:style-name="T2">Implementacja Docker Swarm</text:span><text:bookmark-end text:name="__RefHeading___Toc119_814459688"/></text:h>
      <text:p text:style-name="P20"/>
      <text:h text:style-name="P12" text:outline-level="2"><text:bookmark-start text:name="__RefHeading___Toc118_1901145865"/>Wnioski<text:bookmark-end text:name="__RefHeading___Toc118_1901145865"/></text:h>
      <text:h text:style-name="P9" text:outline-level="1"><text:bookmark-start text:name="__RefHeading___Toc109_814459688"/>Integracja z WSL2<text:bookmark-end text:name="__RefHeading___Toc109_814459688"/></text:h>
      <text:p text:style-name="P22"/>
      <text:h text:style-name="P12" text:outline-level="2"><text:bookmark-start text:name="__RefHeading___Toc121_814459688"/>Czym jest WSL2?<text:bookmark-end text:name="__RefHeading___Toc121_814459688"/></text:h>
      <text:p text:style-name="P22"/>
      <text:h text:style-name="P12" text:outline-level="2"><text:bookmark-start text:name="__RefHeading___Toc123_814459688"/>Test działania Dockera wewnątrz WSL2<text:bookmark-end text:name="__RefHeading___Toc123_814459688"/></text:h>
      <text:p text:style-name="P22"/>
      <text:h text:style-name="P12" text:outline-level="2"><text:bookmark-start text:name="__RefHeading___Toc125_814459688"/>Zalety i wady rozwiązania<text:bookmark-end text:name="__RefHeading___Toc125_814459688"/></text:h>
      <text:h text:style-name="P11" text:outline-level="1">Źródła</text:h>
      <text:p text:style-name="P27">[1]. <text:a xlink:type="simple" xlink:href="https://pl.wikipedia.org/wiki/Konteneryzacja" text:style-name="Internet_20_link" text:visited-style-name="Visited_20_Internet_20_Link">https://pl.wikipedia.org/wiki/Konteneryzacja</text:a></text:p>
      <text:p text:style-name="P27">[2]. <text:a xlink:type="simple" xlink:href="https://pl.wikipedia.org/wiki/Docker_(oprogramowanie)" text:style-name="Internet_20_link" text:visited-style-name="Visited_20_Internet_20_Link">https://pl.wikipedia.org/wiki/Docker_(oprogramowanie)</text:a></text:p>
      <text:p text:style-name="P27">[3]. <text:a xlink:type="simple" xlink:href="https://docs.docker.com/" text:style-name="Internet_20_link" text:visited-style-name="Visited_20_Internet_20_Link">https://docs.docker.com/</text:a></text:p>
      <text:p text:style-name="P27">[4]. <text:a xlink:type="simple" xlink:href="https://docs.docker.com/compose/" text:style-name="Internet_20_link" text:visited-style-name="Visited_20_Internet_20_Link">https://docs.docker.com/compose/</text:a></text:p>
      <text:p text:style-name="P27">[5]. <text:a xlink:type="simple" xlink:href="https://docs.docker.com/engine/swarm/" text:style-name="Internet_20_link" text:visited-style-name="Visited_20_Internet_20_Link">https://docs.docker.com/engine/swarm/</text:a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7:17.729128349</meta:creation-date>
    <dc:date>2024-05-08T01:23:16.384717746</dc:date>
    <meta:editing-duration>PT27M4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7" meta:paragraph-count="56" meta:word-count="729" meta:character-count="5831" meta:non-whitespace-character-count="5154"/>
  </office:meta>
</office:document-meta>
</file>